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Normal" style:family="paragraph">
      <style:text-properties fo:font-style="italic" style:font-style-asian="italic"/>
    </style:style>
    <style:style style:name="T5" style:parent-style-name="DefaultParagraphFont" style:family="text">
      <style:text-properties fo:font-weight="bold" style:font-weight-asian="bold"/>
    </style:style>
    <style:style style:name="T6" style:parent-style-name="DefaultParagraphFont" style:family="text">
      <style:text-properties fo:font-style="italic" style:font-style-asian="italic"/>
    </style:style>
    <style:style style:name="T7" style:parent-style-name="DefaultParagraphFont" style:family="text">
      <style:text-properties fo:font-style="italic" style:font-style-asian="italic"/>
    </style:style>
    <style:style style:name="T8" style:parent-style-name="DefaultParagraphFont" style:family="text">
      <style:text-properties fo:font-style="italic" style:font-style-asian="italic"/>
    </style:style>
    <style:style style:name="T9" style:parent-style-name="DefaultParagraphFont" style:family="text">
      <style:text-properties fo:font-style="italic" style:font-style-asian="italic"/>
    </style:style>
    <style:style style:name="T10" style:parent-style-name="DefaultParagraphFont" style:family="text">
      <style:text-properties fo:font-weight="bold" style:font-weight-asian="bold"/>
    </style:style>
    <style:style style:name="T11" style:parent-style-name="DefaultParagraphFont" style:family="text">
      <style:text-properties fo:font-style="italic" style:font-style-asian="italic"/>
    </style:style>
  </office:automatic-styles>
  <office:body>
    <office:text text:use-soft-page-breaks="true">
      <text:p text:style-name="P1"><text:span text:style-name="T2">Player feedback document</text:span></text:p>
      <text:p text:style-name="Normal">Player name:<text:s/>John Dorman</text:p>
      <text:p text:style-name="Normal">Player age:<text:s/>22</text:p>
      <text:p text:style-name="Normal"/>
      <text:p text:style-name="Normal"><text:span text:style-name="T3">Players initial thoughts:</text:span></text:p>
      <text:p text:style-name="P4">The first thoughts the player had about our game:</text:p>
      <text:p text:style-name="Normal">Movement controls are intuitive but the interact and door opening buttons had to be guessed. Mechanics were understandable,<text:s/>but got a little lost with the progression of the level. The level is<text:s/>seemed<text:s/>quite long without a checkpoint/restarting point. The camera is quite zoomed<text:s/>with some of the views only showing<text:s/>one empty room<text:s/>which made it hard to get the big picture of the level.<text:s/></text:p>
      <text:p text:style-name="Normal"><text:span text:style-name="T5">Questions:</text:span></text:p>
      <text:p text:style-name="Normal"><text:span text:style-name="T6">Upon loading into the level did you realise<text:s/></text:span><text:span text:style-name="T7">what your goal was?</text:span></text:p>
      <text:p text:style-name="Normal">Yes.</text:p>
      <text:p text:style-name="Normal"><text:span text:style-name="T8">Would you want more hints to be added into the game?</text:span></text:p>
      <text:p text:style-name="Normal">Yes, see suggestions.<text:s/></text:p>
      <text:p text:style-name="Normal"><text:span text:style-name="T9">Were you lost or did you feel confused / not sure what to do?</text:span></text:p>
      <text:p text:style-name="Normal">Not really.<text:s/></text:p>
      <text:p text:style-name="Normal"><text:span text:style-name="T10">Suggestions:</text:span></text:p>
      <text:p text:style-name="Normal"><text:span text:style-name="T11">Any suggestions the player has for our game:</text:span></text:p>
      <text:p text:style-name="Normal">Additional feedback for progression sounds of doors unlocking.<text:s/></text:p>
      <text:p text:style-name="Normal">Hints for controls that shows the player what to use.</text:p>
      <text:p text:style-name="Normal">Checkpoints or level breaks.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seph</meta:initial-creator>
    <dc:creator>Administrator</dc:creator>
    <meta:creation-date>2016-11-09T10:53:00Z</meta:creation-date>
    <dc:date>2016-11-14T12:57:00Z</dc:date>
    <meta:template xlink:href="Normal.dotm" xlink:type="simple"/>
    <meta:editing-cycles>2</meta:editing-cycles>
    <meta:editing-duration>PT1320S</meta:editing-duration>
    <meta:document-statistic meta:page-count="1" meta:paragraph-count="1" meta:word-count="144" meta:character-count="965" meta:row-count="6" meta:non-whitespace-character-count="822"/>
  </office:meta>
</office:document-meta>
</file>